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id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  <table:table-cell office:value-type="string">
            <text:p>HavePhoto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float" office:value="271562817">
            <text:p>271562817</text:p>
          </table:table-cell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  <table:table-cell/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float" office:value="271586184">
            <text:p>271586184</text:p>
          </table:table-cell>
          <table:table-cell office:value-type="string">
            <text:p>https://www.meetup.com/grenoble-adventure-club-english-french/events/271586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float" office:value="271679624">
            <text:p>271679624</text:p>
          </table:table-cell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  <table:table-cell/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float" office:value="271695565">
            <text:p>271695565</text:p>
          </table:table-cell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 office:value-type="string">
            <text:p>2020-07-05-City-Hike-with-Game.html</text:p>
          </table:table-cell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float" office:value="271749780">
            <text:p>271749780</text:p>
          </table:table-cell>
          <table:table-cell office:value-type="string">
            <text:p>https://www.meetup.com/grenoble-adventure-club-english-french/events/27174978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float" office:value="271841270">
            <text:p>271841270</text:p>
          </table:table-cell>
          <table:table-cell office:value-type="string">
            <text:p>https://www.meetup.com/grenoble-adventure-club-english-french/events/27184127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float" office:value="271771141">
            <text:p>271771141</text:p>
          </table:table-cell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float" office:value="271778570">
            <text:p>271778570</text:p>
          </table:table-cell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  <table:table-cell/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float" office:value="271838208">
            <text:p>271838208</text:p>
          </table:table-cell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  <table:table-cell/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float" office:value="271960604">
            <text:p>271960604</text:p>
          </table:table-cell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float" office:value="271946883">
            <text:p>271946883</text:p>
          </table:table-cell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  <table:table-cell/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float" office:value="271987148">
            <text:p>271987148</text:p>
          </table:table-cell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  <table:table-cell/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float" office:value="272076374">
            <text:p>272076374</text:p>
          </table:table-cell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  <table:table-cell/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float" office:value="272059645">
            <text:p>272059645</text:p>
          </table:table-cell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  <table:table-cell/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float" office:value="272216179">
            <text:p>272216179</text:p>
          </table:table-cell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float" office:value="272212113">
            <text:p>272212113</text:p>
          </table:table-cell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  <table:table-cell/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float" office:value="272245836">
            <text:p>272245836</text:p>
          </table:table-cell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  <table:table-cell/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float" office:value="272376076">
            <text:p>272376076</text:p>
          </table:table-cell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  <table:table-cell/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float" office:value="272193664">
            <text:p>272193664</text:p>
          </table:table-cell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  <table:table-cell/>
        </table:table-row>
        <table:table-row>
          <table:table-cell office:value-type="string">
            <text:p>2020-08-11</text:p>
          </table:table-cell>
          <table:table-cell/>
          <table:table-cell office:value-type="float" office:value="3.2">
            <text:p>3.2</text:p>
          </table:table-cell>
          <table:table-cell office:value-type="float" office:value="271">
            <text:p>27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float" office:value="272501616">
            <text:p>272501616</text:p>
          </table:table-cell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  <table:table-cell/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float" office:value="272378928">
            <text:p>272378928</text:p>
          </table:table-cell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  <table:table-cell/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float" office:value="272512544">
            <text:p>272512544</text:p>
          </table:table-cell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  <table:table-cell/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float" office:value="272527871">
            <text:p>272527871</text:p>
          </table:table-cell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  <table:table-cell/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float" office:value="272658241">
            <text:p>272658241</text:p>
          </table:table-cell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  <table:table-cell/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float" office:value="272872118">
            <text:p>272872118</text:p>
          </table:table-cell>
          <table:table-cell office:value-type="string">
            <text:p>https://www.meetup.com/grenoble-adventure-club-english-french/events/272872118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  <table:table-cell/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float" office:value="273050453">
            <text:p>273050453</text:p>
          </table:table-cell>
          <table:table-cell office:value-type="string">
            <text:p>https://www.meetup.com/grenoble-adventure-club-english-french/events/2730504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float" office:value="273156020">
            <text:p>273156020</text:p>
          </table:table-cell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 office:value-type="string">
            <text:p>2020-09-13-Dre-dan-lpentu-Straigth-to-the-top-🥾🏊.html</text:p>
          </table:table-cell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float" office:value="273156179">
            <text:p>273156179</text:p>
          </table:table-cell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float" office:value="272937963">
            <text:p>272937963</text:p>
          </table:table-cell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  <table:table-cell/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float" office:value="273744783">
            <text:p>273744783</text:p>
          </table:table-cell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  <table:table-cell/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float" office:value="272628657">
            <text:p>272628657</text:p>
          </table:table-cell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  <table:table-cell/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float" office:value="274864502">
            <text:p>274864502</text:p>
          </table:table-cell>
          <table:table-cell office:value-type="string">
            <text:p>https://www.meetup.com/grenoble-adventure-club-english-french/events/274864502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  <table:table-cell/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float" office:value="275198024">
            <text:p>275198024</text:p>
          </table:table-cell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  <table:table-cell/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float" office:value="275347843">
            <text:p>275347843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  <table:table-cell/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float" office:value="275376831">
            <text:p>275376831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  <table:table-cell/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float" office:value="275607055">
            <text:p>275607055</text:p>
          </table:table-cell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  <table:table-cell/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float" office:value="275600643">
            <text:p>275600643</text:p>
          </table:table-cell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  <table:table-cell/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float" office:value="275959229">
            <text:p>275959229</text:p>
          </table:table-cell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  <table:table-cell/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float" office:value="275008068">
            <text:p>275008068</text:p>
          </table:table-cell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  <table:table-cell/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float" office:value="276395387">
            <text:p>276395387</text:p>
          </table:table-cell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  <table:table-cell/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float" office:value="276581633">
            <text:p>276581633</text:p>
          </table:table-cell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  <table:table-cell/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float" office:value="276733284">
            <text:p>276733284</text:p>
          </table:table-cell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  <table:table-cell/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float" office:value="276803120">
            <text:p>276803120</text:p>
          </table:table-cell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  <table:table-cell/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float" office:value="278136992">
            <text:p>278136992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  <table:table-cell/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float" office:value="278177608">
            <text:p>278177608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  <table:table-cell/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float" office:value="278286484">
            <text:p>278286484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  <table:table-cell/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float" office:value="278257641">
            <text:p>278257641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  <table:table-cell/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float" office:value="278590932">
            <text:p>278590932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  <table:table-cell/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float" office:value="278751351">
            <text:p>278751351</text:p>
          </table:table-cell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  <table:table-cell/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float" office:value="278640679">
            <text:p>278640679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  <table:table-cell/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float" office:value="278870107">
            <text:p>278870107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  <table:table-cell/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float" office:value="278892953">
            <text:p>278892953</text:p>
          </table:table-cell>
          <table:table-cell office:value-type="string">
            <text:p>https://www.meetup.com/grenoble-adventure-club-english-french/events/2788929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float" office:value="278974564">
            <text:p>278974564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  <table:table-cell/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float" office:value="279041438">
            <text:p>279041438</text:p>
          </table:table-cell>
          <table:table-cell office:value-type="string">
            <text:p>https://www.meetup.com/grenoble-adventure-club-english-french/events/27904143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float" office:value="279039579">
            <text:p>279039579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  <table:table-cell/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float" office:value="279129705">
            <text:p>279129705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  <table:table-cell/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float" office:value="279188833">
            <text:p>279188833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79179867">
            <text:p>279179867</text:p>
          </table:table-cell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float" office:value="279213815">
            <text:p>279213815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  <table:table-cell/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float" office:value="279171624">
            <text:p>279171624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  <table:table-cell/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float" office:value="279439068">
            <text:p>279439068</text:p>
          </table:table-cell>
          <table:table-cell office:value-type="string">
            <text:p>https://www.meetup.com/grenoble-adventure-club-english-french/events/27943906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459816">
            <text:p>279459816</text:p>
          </table:table-cell>
          <table:table-cell office:value-type="string">
            <text:p>https://www.meetup.com/grenoble-adventure-club-english-french/events/27945981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79598655">
            <text:p>279598655</text:p>
          </table:table-cell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618542">
            <text:p>279618542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  <table:table-cell/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float" office:value="279800883">
            <text:p>279800883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  <table:table-cell/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float" office:value="279039077">
            <text:p>279039077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  <table:table-cell/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954414">
            <text:p>279954414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  <table:table-cell/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float" office:value="280013297">
            <text:p>280013297</text:p>
          </table:table-cell>
          <table:table-cell office:value-type="string">
            <text:p>https://www.meetup.com/grenoble-adventure-club-english-french/events/280013297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907865">
            <text:p>279907865</text:p>
          </table:table-cell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float" office:value="280053697">
            <text:p>280053697</text:p>
          </table:table-cell>
          <table:table-cell office:value-type="string">
            <text:p>https://www.meetup.com/grenoble-adventure-club-english-french/events/280053697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  <table:table-cell/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float" office:value="280070147">
            <text:p>280070147</text:p>
          </table:table-cell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float" office:value="280011169">
            <text:p>280011169</text:p>
          </table:table-cell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  <table:table-cell/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float" office:value="280199683">
            <text:p>280199683</text:p>
          </table:table-cell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  <table:table-cell/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float" office:value="280081009">
            <text:p>280081009</text:p>
          </table:table-cell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  <table:table-cell/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float" office:value="280365369">
            <text:p>280365369</text:p>
          </table:table-cell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  <table:table-cell/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float" office:value="280491067">
            <text:p>280491067</text:p>
          </table:table-cell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  <table:table-cell/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float" office:value="280647897">
            <text:p>280647897</text:p>
          </table:table-cell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  <table:table-cell/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float" office:value="280800846">
            <text:p>280800846</text:p>
          </table:table-cell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  <table:table-cell/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float" office:value="280799948">
            <text:p>280799948</text:p>
          </table:table-cell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  <table:table-cell/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float" office:value="280971141">
            <text:p>280971141</text:p>
          </table:table-cell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float" office:value="280948002">
            <text:p>280948002</text:p>
          </table:table-cell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float" office:value="280986658">
            <text:p>280986658</text:p>
          </table:table-cell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  <table:table-cell/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float" office:value="281127427">
            <text:p>281127427</text:p>
          </table:table-cell>
          <table:table-cell office:value-type="string">
            <text:p>https://www.meetup.com/grenoble-adventure-club-english-french/events/281127427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float" office:value="281127669">
            <text:p>281127669</text:p>
          </table:table-cell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  <table:table-cell/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float" office:value="281088533">
            <text:p>281088533</text:p>
          </table:table-cell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  <table:table-cell/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float" office:value="281266956">
            <text:p>281266956</text:p>
          </table:table-cell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  <table:table-cell/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float" office:value="281266733">
            <text:p>281266733</text:p>
          </table:table-cell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  <table:table-cell/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float" office:value="281408280">
            <text:p>281408280</text:p>
          </table:table-cell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  <table:table-cell/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float" office:value="281422283">
            <text:p>281422283</text:p>
          </table:table-cell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float" office:value="281602362">
            <text:p>281602362</text:p>
          </table:table-cell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float" office:value="281610094">
            <text:p>281610094</text:p>
          </table:table-cell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float" office:value="281576827">
            <text:p>281576827</text:p>
          </table:table-cell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  <table:table-cell/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float" office:value="281770338">
            <text:p>281770338</text:p>
          </table:table-cell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  <table:table-cell/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float" office:value="281896978">
            <text:p>281896978</text:p>
          </table:table-cell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float" office:value="281925413">
            <text:p>281925413</text:p>
          </table:table-cell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float" office:value="281924819">
            <text:p>281924819</text:p>
          </table:table-cell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  <table:table-cell/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float" office:value="282066634">
            <text:p>282066634</text:p>
          </table:table-cell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  <table:table-cell/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float" office:value="281901125">
            <text:p>281901125</text:p>
          </table:table-cell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float" office:value="282222497">
            <text:p>282222497</text:p>
          </table:table-cell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  <table:table-cell/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float" office:value="282327646">
            <text:p>282327646</text:p>
          </table:table-cell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  <table:table-cell/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float" office:value="282472942">
            <text:p>282472942</text:p>
          </table:table-cell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  <table:table-cell/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float" office:value="282572785">
            <text:p>282572785</text:p>
          </table:table-cell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  <table:table-cell/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float" office:value="282585004">
            <text:p>282585004</text:p>
          </table:table-cell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  <table:table-cell/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2743681">
            <text:p>282743681</text:p>
          </table:table-cell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  <table:table-cell/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float" office:value="282972158">
            <text:p>282972158</text:p>
          </table:table-cell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  <table:table-cell/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float" office:value="282994993">
            <text:p>282994993</text:p>
          </table:table-cell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  <table:table-cell/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float" office:value="283127503">
            <text:p>283127503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float" office:value="283261440">
            <text:p>283261440</text:p>
          </table:table-cell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float" office:value="283271898">
            <text:p>283271898</text:p>
          </table:table-cell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3271550">
            <text:p>283271550</text:p>
          </table:table-cell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float" office:value="283407908">
            <text:p>283407908</text:p>
          </table:table-cell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float" office:value="283400313">
            <text:p>283400313</text:p>
          </table:table-cell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83411967">
            <text:p>283411967</text:p>
          </table:table-cell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float" office:value="283428809">
            <text:p>283428809</text:p>
          </table:table-cell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float" office:value="283411992">
            <text:p>283411992</text:p>
          </table:table-cell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float" office:value="283550329">
            <text:p>283550329</text:p>
          </table:table-cell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float" office:value="283549287">
            <text:p>283549287</text:p>
          </table:table-cell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  <table:table-cell/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float" office:value="283576357">
            <text:p>283576357</text:p>
          </table:table-cell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713790">
            <text:p>283713790</text:p>
          </table:table-cell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float" office:value="283719795">
            <text:p>283719795</text:p>
          </table:table-cell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  <table:table-cell/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float" office:value="283740630">
            <text:p>283740630</text:p>
          </table:table-cell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float" office:value="283911794">
            <text:p>283911794</text:p>
          </table:table-cell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912949">
            <text:p>283912949</text:p>
          </table:table-cell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float" office:value="283912944">
            <text:p>283912944</text:p>
          </table:table-cell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  <table:table-cell/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3950209">
            <text:p>283950209</text:p>
          </table:table-cell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float" office:value="284075284">
            <text:p>284075284</text:p>
          </table:table-cell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float" office:value="284041009">
            <text:p>284041009</text:p>
          </table:table-cell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4096109">
            <text:p>284096109</text:p>
          </table:table-cell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097694">
            <text:p>284097694</text:p>
          </table:table-cell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float" office:value="284081461">
            <text:p>284081461</text:p>
          </table:table-cell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  <table:table-cell/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225448">
            <text:p>284225448</text:p>
          </table:table-cell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84202086">
            <text:p>284202086</text:p>
          </table:table-cell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 office:value-type="string">
            <text:p>2022-02-26-🥾🔵-Hike-La-Ferme-Durand-🚜.html</text:p>
          </table:table-cell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float" office:value="284208068">
            <text:p>284208068</text:p>
          </table:table-cell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  <table:table-cell/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float" office:value="284341942">
            <text:p>284341942</text:p>
          </table:table-cell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float" office:value="284388780">
            <text:p>284388780</text:p>
          </table:table-cell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  <table:table-cell/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402008">
            <text:p>284402008</text:p>
          </table:table-cell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float" office:value="284284022">
            <text:p>284284022</text:p>
          </table:table-cell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float" office:value="284375979">
            <text:p>284375979</text:p>
          </table:table-cell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  <table:table-cell/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551288">
            <text:p>284551288</text:p>
          </table:table-cell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float" office:value="284076163">
            <text:p>284076163</text:p>
          </table:table-cell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  <table:table-cell/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float" office:value="284536959">
            <text:p>284536959</text:p>
          </table:table-cell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  <table:table-cell/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698726">
            <text:p>284698726</text:p>
          </table:table-cell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84680913">
            <text:p>284680913</text:p>
          </table:table-cell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  <table:table-cell/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float" office:value="284724618">
            <text:p>284724618</text:p>
          </table:table-cell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float" office:value="284808200">
            <text:p>284808200</text:p>
          </table:table-cell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float" office:value="284832816">
            <text:p>284832816</text:p>
          </table:table-cell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  <table:table-cell/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float" office:value="284844689">
            <text:p>284844689</text:p>
          </table:table-cell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  <table:table-cell/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float" office:value="285003106">
            <text:p>285003106</text:p>
          </table:table-cell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  <table:table-cell/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float" office:value="285016573">
            <text:p>285016573</text:p>
          </table:table-cell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  <table:table-cell/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float" office:value="285124928">
            <text:p>285124928</text:p>
          </table:table-cell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  <table:table-cell/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float" office:value="285296562">
            <text:p>285296562</text:p>
          </table:table-cell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  <table:table-cell/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float" office:value="285437479">
            <text:p>285437479</text:p>
          </table:table-cell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  <table:table-cell/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float" office:value="284833952">
            <text:p>284833952</text:p>
          </table:table-cell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float" office:value="285587046">
            <text:p>285587046</text:p>
          </table:table-cell>
          <table:table-cell office:value-type="string">
            <text:p>https://www.meetup.com/grenoble-adventure-club-english-french/events/285587046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float" office:value="285615114">
            <text:p>285615114</text:p>
          </table:table-cell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  <table:table-cell/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float" office:value="285748339">
            <text:p>285748339</text:p>
          </table:table-cell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  <table:table-cell/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float" office:value="285750905">
            <text:p>285750905</text:p>
          </table:table-cell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  <table:table-cell/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float" office:value="285804869">
            <text:p>285804869</text:p>
          </table:table-cell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float" office:value="285846605">
            <text:p>285846605</text:p>
          </table:table-cell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float" office:value="285908756">
            <text:p>285908756</text:p>
          </table:table-cell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  <table:table-cell/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float" office:value="284164656">
            <text:p>284164656</text:p>
          </table:table-cell>
          <table:table-cell office:value-type="string">
            <text:p>https://www.meetup.com/grenoble-adventure-club-english-french/events/284164656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  <table:table-cell/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float" office:value="285911723">
            <text:p>285911723</text:p>
          </table:table-cell>
          <table:table-cell office:value-type="string">
            <text:p>https://www.meetup.com/grenoble-adventure-club-english-french/events/285911723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  <table:table-cell/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float" office:value="286029710">
            <text:p>286029710</text:p>
          </table:table-cell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  <table:table-cell/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float" office:value="286029983">
            <text:p>286029983</text:p>
          </table:table-cell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  <table:table-cell/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float" office:value="286190368">
            <text:p>286190368</text:p>
          </table:table-cell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  <table:table-cell/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float" office:value="286270149">
            <text:p>286270149</text:p>
          </table:table-cell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float" office:value="286293563">
            <text:p>286293563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  <table:table-cell/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float" office:value="286426986">
            <text:p>286426986</text:p>
          </table:table-cell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float" office:value="286475747">
            <text:p>286475747</text:p>
          </table:table-cell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450234">
            <text:p>286450234</text:p>
          </table:table-cell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float" office:value="286427626">
            <text:p>286427626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286427626_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float" office:value="286450560">
            <text:p>286450560</text:p>
          </table:table-cell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  <table:table-cell/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618407">
            <text:p>286618407</text:p>
          </table:table-cell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  <table:table-cell/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float" office:value="286618603">
            <text:p>286618603</text:p>
          </table:table-cell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  <table:table-cell/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float" office:value="286649018">
            <text:p>286649018</text:p>
          </table:table-cell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  <table:table-cell/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float" office:value="286920305">
            <text:p>286920305</text:p>
          </table:table-cell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  <table:table-cell/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float" office:value="286732026">
            <text:p>286732026</text:p>
          </table:table-cell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float" office:value="287033341">
            <text:p>287033341</text:p>
          </table:table-cell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float" office:value="287023743">
            <text:p>287023743</text:p>
          </table:table-cell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  <table:table-cell/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float" office:value="287047516">
            <text:p>287047516</text:p>
          </table:table-cell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  <table:table-cell/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float" office:value="287083813">
            <text:p>287083813</text:p>
          </table:table-cell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  <table:table-cell/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float" office:value="287171281">
            <text:p>287171281</text:p>
          </table:table-cell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  <table:table-cell/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float" office:value="287182372">
            <text:p>287182372</text:p>
          </table:table-cell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float" office:value="287284043">
            <text:p>287284043</text:p>
          </table:table-cell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float" office:value="287355427">
            <text:p>287355427</text:p>
          </table:table-cell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  <table:table-cell/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float" office:value="287263089">
            <text:p>287263089</text:p>
          </table:table-cell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  <table:table-cell/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float" office:value="287447506">
            <text:p>287447506</text:p>
          </table:table-cell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  <table:table-cell/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float" office:value="287448341">
            <text:p>287448341</text:p>
          </table:table-cell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  <table:table-cell/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float" office:value="287545050">
            <text:p>287545050</text:p>
          </table:table-cell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  <table:table-cell/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float" office:value="287734586">
            <text:p>287734586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  <table:table-cell/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float" office:value="287867914">
            <text:p>287867914</text:p>
          </table:table-cell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  <table:table-cell/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float" office:value="287905704">
            <text:p>287905704</text:p>
          </table:table-cell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  <table:table-cell/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float" office:value="288098548">
            <text:p>288098548</text:p>
          </table:table-cell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float" office:value="288081236">
            <text:p>288081236</text:p>
          </table:table-cell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float" office:value="288250029">
            <text:p>288250029</text:p>
          </table:table-cell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  <table:table-cell/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float" office:value="288336550">
            <text:p>288336550</text:p>
          </table:table-cell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88881249">
            <text:p>288881249</text:p>
          </table:table-cell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float" office:value="288525415">
            <text:p>288525415</text:p>
          </table:table-cell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  <table:table-cell/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float" office:value="288896283">
            <text:p>288896283</text:p>
          </table:table-cell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 office:value-type="string">
            <text:p>2022-10-09-⚫-🟣-Hidden-gem-hike-Tour-Percee-and-LArche-Miracle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float" office:value="288991365">
            <text:p>288991365</text:p>
          </table:table-cell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float" office:value="289084621">
            <text:p>289084621</text:p>
          </table:table-cell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float" office:value="289113047">
            <text:p>289113047</text:p>
          </table:table-cell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  <table:table-cell/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float" office:value="289118140">
            <text:p>289118140</text:p>
          </table:table-cell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  <table:table-cell/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float" office:value="289393119">
            <text:p>289393119</text:p>
          </table:table-cell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  <table:table-cell/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float" office:value="288991735">
            <text:p>288991735</text:p>
          </table:table-cell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  <table:table-cell/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float" office:value="289653185">
            <text:p>289653185</text:p>
          </table:table-cell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  <table:table-cell/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float" office:value="289833326">
            <text:p>289833326</text:p>
          </table:table-cell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  <table:table-cell/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float" office:value="289842560">
            <text:p>289842560</text:p>
          </table:table-cell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float" office:value="290090021">
            <text:p>290090021</text:p>
          </table:table-cell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  <table:table-cell/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float" office:value="290246652">
            <text:p>290246652</text:p>
          </table:table-cell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float" office:value="290763286">
            <text:p>290763286</text:p>
          </table:table-cell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float" office:value="290644622">
            <text:p>290644622</text:p>
          </table:table-cell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  <table:table-cell/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float" office:value="290915089">
            <text:p>290915089</text:p>
          </table:table-cell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  <table:table-cell/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float" office:value="291046125">
            <text:p>291046125</text:p>
          </table:table-cell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  <table:table-cell/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float" office:value="291043335">
            <text:p>291043335</text:p>
          </table:table-cell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float" office:value="291354450">
            <text:p>291354450</text:p>
          </table:table-cell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float" office:value="291382196">
            <text:p>291382196</text:p>
          </table:table-cell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float" office:value="291392131">
            <text:p>291392131</text:p>
          </table:table-cell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float" office:value="291519198">
            <text:p>291519198</text:p>
          </table:table-cell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  <table:table-cell/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float" office:value="291680575">
            <text:p>291680575</text:p>
          </table:table-cell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  <table:table-cell/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float" office:value="291840686">
            <text:p>291840686</text:p>
          </table:table-cell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  <table:table-cell/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float" office:value="292004732">
            <text:p>292004732</text:p>
          </table:table-cell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  <table:table-cell/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float" office:value="292148438">
            <text:p>292148438</text:p>
          </table:table-cell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  <table:table-cell/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float" office:value="292298651">
            <text:p>292298651</text:p>
          </table:table-cell>
          <table:table-cell office:value-type="string">
            <text:p>https://www.meetup.com/grenoble-adventure-club-english-french/events/292298651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float" office:value="292745829">
            <text:p>292745829</text:p>
          </table:table-cell>
          <table:table-cell office:value-type="string">
            <text:p>https://www.meetup.com/grenoble-adventure-club-english-french/events/292745829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  <table:table-cell/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float" office:value="292753529">
            <text:p>292753529</text:p>
          </table:table-cell>
          <table:table-cell office:value-type="string">
            <text:p>https://www.meetup.com/grenoble-adventure-club-english-french/events/292753529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  <table:table-cell/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float" office:value="292894452">
            <text:p>292894452</text:p>
          </table:table-cell>
          <table:table-cell office:value-type="string">
            <text:p>https://www.meetup.com/grenoble-adventure-club-english-french/events/292894452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  <table:table-cell/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float" office:value="292996689">
            <text:p>292996689</text:p>
          </table:table-cell>
          <table:table-cell office:value-type="string">
            <text:p>https://www.meetup.com/grenoble-adventure-club-english-french/events/292996689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  <table:table-cell/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float" office:value="293382339">
            <text:p>293382339</text:p>
          </table:table-cell>
          <table:table-cell office:value-type="string">
            <text:p>https://www.meetup.com/grenoble-adventure-club-english-french/events/293382339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  <table:table-cell/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float" office:value="293508306">
            <text:p>293508306</text:p>
          </table:table-cell>
          <table:table-cell office:value-type="string">
            <text:p>https://www.meetup.com/grenoble-adventure-club-english-french/events/293508306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  <table:table-cell/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float" office:value="293535443">
            <text:p>293535443</text:p>
          </table:table-cell>
          <table:table-cell office:value-type="string">
            <text:p>https://www.meetup.com/grenoble-adventure-club-english-french/events/29353544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float" office:value="293645622">
            <text:p>293645622</text:p>
          </table:table-cell>
          <table:table-cell office:value-type="string">
            <text:p>https://www.meetup.com/grenoble-adventure-club-english-french/events/293645622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  <table:table-cell/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float" office:value="293770730">
            <text:p>293770730</text:p>
          </table:table-cell>
          <table:table-cell office:value-type="string">
            <text:p>https://www.meetup.com/grenoble-adventure-club-english-french/events/293770730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  <table:table-cell/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float" office:value="293791443">
            <text:p>293791443</text:p>
          </table:table-cell>
          <table:table-cell office:value-type="string">
            <text:p>https://www.meetup.com/grenoble-adventure-club-english-french/events/293791443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  <table:table-cell/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float" office:value="294061788">
            <text:p>294061788</text:p>
          </table:table-cell>
          <table:table-cell office:value-type="string">
            <text:p>https://www.meetup.com/grenoble-adventure-club-english-french/events/294061788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  <table:table-cell/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float" office:value="294060658">
            <text:p>294060658</text:p>
          </table:table-cell>
          <table:table-cell office:value-type="string">
            <text:p>https://www.meetup.com/grenoble-adventure-club-english-french/events/294060658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  <table:table-cell/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float" office:value="294323411">
            <text:p>294323411</text:p>
          </table:table-cell>
          <table:table-cell office:value-type="string">
            <text:p>https://www.meetup.com/grenoble-adventure-club-english-french/events/29432341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🥾🟢 Hike (Easy): Cascades (Waterfalls) at Canyon du Furon (Sassenage) 🥾🟢</text:p>
          </table:table-cell>
          <table:table-cell office:value-type="string">
            <text:p>Cancelled</text:p>
          </table:table-cell>
          <table:table-cell/>
          <table:table-cell office:value-type="float" office:value="294404184">
            <text:p>294404184</text:p>
          </table:table-cell>
          <table:table-cell office:value-type="string">
            <text:p>https://www.meetup.com/grenoble-adventure-club-english-french/events/294404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float" office:value="294369598">
            <text:p>294369598</text:p>
          </table:table-cell>
          <table:table-cell office:value-type="string">
            <text:p>https://www.meetup.com/grenoble-adventure-club-english-french/events/294369598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  <table:table-cell/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float" office:value="294450729">
            <text:p>294450729</text:p>
          </table:table-cell>
          <table:table-cell office:value-type="string">
            <text:p>https://www.meetup.com/grenoble-adventure-club-english-french/events/294450729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  <table:table-cell/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float" office:value="294484576">
            <text:p>294484576</text:p>
          </table:table-cell>
          <table:table-cell office:value-type="string">
            <text:p>https://www.meetup.com/grenoble-adventure-club-english-french/events/294484576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  <table:table-cell/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float" office:value="294515354">
            <text:p>294515354</text:p>
          </table:table-cell>
          <table:table-cell office:value-type="string">
            <text:p>https://www.meetup.com/grenoble-adventure-club-english-french/events/294515354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  <table:table-cell/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float" office:value="294575737">
            <text:p>294575737</text:p>
          </table:table-cell>
          <table:table-cell office:value-type="string">
            <text:p>https://www.meetup.com/grenoble-adventure-club-english-french/events/294575737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  <table:table-cell/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float" office:value="294612365">
            <text:p>294612365</text:p>
          </table:table-cell>
          <table:table-cell office:value-type="string">
            <text:p>https://www.meetup.com/grenoble-adventure-club-english-french/events/294612365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  <table:table-cell/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float" office:value="294613164">
            <text:p>294613164</text:p>
          </table:table-cell>
          <table:table-cell office:value-type="string">
            <text:p>https://www.meetup.com/grenoble-adventure-club-english-french/events/294613164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  <table:table-cell/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float" office:value="294724528">
            <text:p>294724528</text:p>
          </table:table-cell>
          <table:table-cell office:value-type="string">
            <text:p>https://www.meetup.com/grenoble-adventure-club-english-french/events/294724528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  <table:table-cell/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float" office:value="294769523">
            <text:p>294769523</text:p>
          </table:table-cell>
          <table:table-cell office:value-type="string">
            <text:p>https://www.meetup.com/grenoble-adventure-club-english-french/events/294769523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float" office:value="294731418">
            <text:p>294731418</text:p>
          </table:table-cell>
          <table:table-cell office:value-type="string">
            <text:p>https://www.meetup.com/grenoble-adventure-club-english-french/events/294731418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  <table:table-cell/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4757545">
            <text:p>294757545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4757545_2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float" office:value="295044668">
            <text:p>295044668</text:p>
          </table:table-cell>
          <table:table-cell office:value-type="string">
            <text:p>https://www.meetup.com/grenoble-adventure-club-english-french/events/295044668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  <table:table-cell/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float" office:value="295045096">
            <text:p>295045096</text:p>
          </table:table-cell>
          <table:table-cell office:value-type="string">
            <text:p>https://www.meetup.com/grenoble-adventure-club-english-french/events/295045096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  <table:table-cell/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float" office:value="295213425">
            <text:p>295213425</text:p>
          </table:table-cell>
          <table:table-cell office:value-type="string">
            <text:p>https://www.meetup.com/grenoble-adventure-club-english-french/events/295213425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  <table:table-cell/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float" office:value="295213821">
            <text:p>295213821</text:p>
          </table:table-cell>
          <table:table-cell office:value-type="string">
            <text:p>https://www.meetup.com/grenoble-adventure-club-english-french/events/295213821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5359916">
            <text:p>295359916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5359916_2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float" office:value="295315263">
            <text:p>295315263</text:p>
          </table:table-cell>
          <table:table-cell office:value-type="string">
            <text:p>https://www.meetup.com/grenoble-adventure-club-english-french/events/295315263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  <table:table-cell/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float" office:value="295381068">
            <text:p>295381068</text:p>
          </table:table-cell>
          <table:table-cell office:value-type="string">
            <text:p>https://www.meetup.com/grenoble-adventure-club-english-french/events/295381068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  <table:table-cell/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2480">
            <text:p>248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float" office:value="295503471">
            <text:p>295503471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295503471_2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float" office:value="289327751">
            <text:p>289327751</text:p>
          </table:table-cell>
          <table:table-cell office:value-type="string">
            <text:p>https://www.meetup.com/grenoble-adventure-club-english-french/events/289327751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 office:value-type="string">
            <text:p>2023-09-29-🥾🌚Harvest-Moon-lune-de-moisson-Night-Hike-to-Mt-Jala-Bastille🌚🥾.html</text:p>
          </table:table-cell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6425340">
            <text:p>296425340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6425340_2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96560263">
            <text:p>296560263</text:p>
          </table:table-cell>
          <table:table-cell office:value-type="string">
            <text:p>https://www.meetup.com/grenoble-adventure-club-english-french/events/296560263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 office:value-type="string">
            <text:p>2023-10-07-🥾🔵-Hike-fRomage-🧀.html</text:p>
          </table:table-cell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96703101">
            <text:p>296703101</text:p>
          </table:table-cell>
          <table:table-cell office:value-type="string">
            <text:p>https://www.meetup.com/grenoble-adventure-club-english-french/events/296703101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 office:value-type="string">
            <text:p>2023-10-15-🥾🔵-Hike-La-Ferme-Durand-🚜.html</text:p>
          </table:table-cell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float" office:value="289698037">
            <text:p>289698037</text:p>
          </table:table-cell>
          <table:table-cell office:value-type="string">
            <text:p>https://www.meetup.com/grenoble-adventure-club-english-french/events/289698037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float" office:value="296875526">
            <text:p>296875526</text:p>
          </table:table-cell>
          <table:table-cell office:value-type="string">
            <text:p>https://www.meetup.com/grenoble-adventure-club-english-french/events/296875526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 office:value-type="string">
            <text:p>2023-10-22-🥾🔵-Hike-Castle-of-Bon-Repos-🏰-#Chestnut-🌰-#Tram-🚊.html</text:p>
          </table:table-cell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float" office:value="297008770">
            <text:p>297008770</text:p>
          </table:table-cell>
          <table:table-cell office:value-type="string">
            <text:p>https://www.meetup.com/grenoble-adventure-club-english-french/events/297008770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 office:value-type="string">
            <text:p>2023-10-29-🥾🔵-Hike-Vercors-via-the-Old-Tramway-Railroad-🚊🚊🚊-#Tram-🚊.html</text:p>
          </table:table-cell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float" office:value="297066459">
            <text:p>297066459</text:p>
          </table:table-cell>
          <table:table-cell office:value-type="string">
            <text:p>https://www.meetup.com/grenoble-adventure-club-english-french/events/297066459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 office:value-type="string">
            <text:p>2023-11-01-🥾🔴-Hike-⛄❄-snow-walk-and-bath?😱🥶-in-Chamrousse?-🧊.html</text:p>
          </table:table-cell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float" office:value="297155316">
            <text:p>297155316</text:p>
          </table:table-cell>
          <table:table-cell office:value-type="string">
            <text:p>https://www.meetup.com/grenoble-adventure-club-english-french/events/297155316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 office:value-type="string">
            <text:p>2023-11-05-🥾🔵-Hike-⛄-snow-walk-La-Montagne-de-Lans-⛷️.html</text:p>
          </table:table-cell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float" office:value="297276396">
            <text:p>297276396</text:p>
          </table:table-cell>
          <table:table-cell office:value-type="string">
            <text:p>https://www.meetup.com/grenoble-adventure-club-english-french/events/297276396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 office:value-type="string">
            <text:p>2023-11-11-🥾🔴-Hike-⛄-snow-walk-Les-7-Laux-⛷️.html</text:p>
          </table:table-cell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float" office:value="297401005">
            <text:p>297401005</text:p>
          </table:table-cell>
          <table:table-cell office:value-type="string">
            <text:p>https://www.meetup.com/grenoble-adventure-club-english-french/events/297401005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-From-Vif-to-Le-Pieu-⛰-1270m-🍃🍁🍂.html</text:p>
          </table:table-cell>
          <table:table-cell/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float" office:value="297556849">
            <text:p>297556849</text:p>
          </table:table-cell>
          <table:table-cell office:value-type="string">
            <text:p>https://www.meetup.com/grenoble-adventure-club-english-french/events/297556849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-Easy-loop-around-Theys-🍂🏡🍁.html</text:p>
          </table:table-cell>
          <table:table-cell/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float" office:value="297699455">
            <text:p>297699455</text:p>
          </table:table-cell>
          <table:table-cell office:value-type="string">
            <text:p>https://www.meetup.com/grenoble-adventure-club-english-french/events/297699455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-Snow-Walk-Peyrouse-from-St-Jean-de-Vaulx-⛄❄.html</text:p>
          </table:table-cell>
          <table:table-cell/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float" office:value="297831868">
            <text:p>297831868</text:p>
          </table:table-cell>
          <table:table-cell office:value-type="string">
            <text:p>https://www.meetup.com/grenoble-adventure-club-english-french/events/297831868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-Easy-loop-near-Laffrey-and-its-lakes-🌅🌲🌄🐌.html</text:p>
          </table:table-cell>
          <table:table-cell/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float" office:value="298190705">
            <text:p>298190705</text:p>
          </table:table-cell>
          <table:table-cell office:value-type="string">
            <text:p>https://www.meetup.com/grenoble-adventure-club-english-french/events/298190705</text:p>
          </table:table-cell>
          <table:table-cell/>
          <table:table-cell/>
          <table:table-cell/>
          <table:table-cell/>
          <table:table-cell office:value-type="string">
            <text:p>2023-12-29-GAC-indoor-activities-axe-throwing.html</text:p>
          </table:table-cell>
          <table:table-cell/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float" office:value="298335698">
            <text:p>298335698</text:p>
          </table:table-cell>
          <table:table-cell office:value-type="string">
            <text:p>https://www.meetup.com/grenoble-adventure-club-english-french/events/298335698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-From-Tullins-🏙️-to-Chartreuse-Notre-Dame-de-Parmenie-⛪️.html</text:p>
          </table:table-cell>
          <table:table-cell/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float" office:value="298503169">
            <text:p>298503169</text:p>
          </table:table-cell>
          <table:table-cell office:value-type="string">
            <text:p>https://www.meetup.com/grenoble-adventure-club-english-french/events/298503169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-Ski-for-NOOB-2024---Session-1-⛷.html</text:p>
          </table:table-cell>
          <table:table-cell/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float" office:value="298638373">
            <text:p>298638373</text:p>
          </table:table-cell>
          <table:table-cell office:value-type="string">
            <text:p>https://www.meetup.com/grenoble-adventure-club-english-french/events/298638373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-Loop-around-St-Georges-de-Commiers-and-walk-along-old-train-path-🚂.html</text:p>
          </table:table-cell>
          <table:table-cell/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float" office:value="298796068">
            <text:p>298796068</text:p>
          </table:table-cell>
          <table:table-cell office:value-type="string">
            <text:p>https://www.meetup.com/grenoble-adventure-club-english-french/events/298796068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-enjoying-the-panoramic-views-and-full-moon-night-sky-deep-in-Vercors.html</text:p>
          </table:table-cell>
          <table:table-cell/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float" office:value="298820053">
            <text:p>298820053</text:p>
          </table:table-cell>
          <table:table-cell office:value-type="string">
            <text:p>https://www.meetup.com/grenoble-adventure-club-english-french/events/298820053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-Sainte-Agnes,-a-village-between-forest-🌲-and-mountains-⛰️.html</text:p>
          </table:table-cell>
          <table:table-cell/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float" office:value="298950788">
            <text:p>298950788</text:p>
          </table:table-cell>
          <table:table-cell office:value-type="string">
            <text:p>https://www.meetup.com/grenoble-adventure-club-english-french/events/298950788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-La-Scia-from-St-Pierre-de-Chartreuse-⛄❄🛷.html</text:p>
          </table:table-cell>
          <table:table-cell/>
        </table:table-row>
        <table:table-row>
          <table:table-cell office:value-type="string">
            <text:p>2024-02-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6">
            <text:p>596</text:p>
          </table:table-cell>
          <table:table-cell office:value-type="float" office:value="1709">
            <text:p>1709</text:p>
          </table:table-cell>
          <table:table-cell office:value-type="float" office:value="25">
            <text:p>25</text:p>
          </table:table-cell>
          <table:table-cell office:value-type="string">
            <text:p>🥾🔵 Hike: Snow walk in Vercors ⛄🛷, loop around Charande 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232900">
            <text:p>299232900</text:p>
          </table:table-cell>
          <table:table-cell office:value-type="string">
            <text:p>https://www.meetup.com/grenoble-adventure-club-english-french/events/299232900</text:p>
          </table:table-cell>
          <table:table-cell office:value-type="string">
            <text:p>https://s.42l.fr/VcgCcNmM</text:p>
          </table:table-cell>
          <table:table-cell office:value-type="string">
            <text:p>https://brouter.de/brouter-web/#map=13/45.1754/5.5895/standard&amp;lonlats=5.597395,45.163769;5.592342,45.160313;5.5798,45.15148;5.578642,45.156439;5.583919,45.169848;5.588695,45.183942;5.591913,45.192078;5.592014,45.197934;5.594766,45.188616;5.594004,45.184481;5.586678,45.16824;5.597132,45.16391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18-🥾🔵-Hike-Snow-walk-in-Vercors-⛄🛷,-loop-around-Charande-🗻.html</text:p>
          </table:table-cell>
          <table:table-cell/>
        </table:table-row>
        <table:table-row>
          <table:table-cell office:value-type="string">
            <text:p>2024-02-25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🥾🟢 Hike: Easy loop between Poliénas and l'Albenc 🏡🌲🌳🍃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388606">
            <text:p>299388606</text:p>
          </table:table-cell>
          <table:table-cell office:value-type="string">
            <text:p>https://www.meetup.com/grenoble-adventure-club-english-french/events/299388606</text:p>
          </table:table-cell>
          <table:table-cell office:value-type="string">
            <text:p>https://s.42l.fr/QC34XrdR</text:p>
          </table:table-cell>
          <table:table-cell office:value-type="string">
            <text:p>https://brouter.de/brouter-web/#map=14/45.2353/5.4575/OpenTopoMap&amp;lonlats=5.471511,45.249437;5.466476,45.250959;5.468745,45.230763;5.459049,45.233942;5.448489,45.230204;5.446432,45.227233;5.441582,45.225782;5.441159,45.224785;5.441022,45.224767;5.440008,45.223627;5.439855,45.223221;5.442964,45.225776;5.449307,45.224663;5.463385,45.227082;5.469737,45.224632;5.470827,45.23318;5.470119,45.241717;5.466278,45.251012;5.471503,45.249294&amp;straight=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25-🥾🟢-Hike-Easy-loop-between-Polienas-and-lAlbenc-🏡🌲🌳🍃.html</text:p>
          </table:table-cell>
          <table:table-cell/>
        </table:table-row>
        <table:table-row>
          <table:table-cell office:value-type="string">
            <text:p>2024-03-02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374">
            <text:p>374</text:p>
          </table:table-cell>
          <table:table-cell office:value-type="float" office:value="1136">
            <text:p>1136</text:p>
          </table:table-cell>
          <table:table-cell office:value-type="float" office:value="14">
            <text:p>14</text:p>
          </table:table-cell>
          <table:table-cell office:value-type="string">
            <text:p>🥾🟢 Hike: Easy loop around 'La Table' 🪑🏡🌞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514997">
            <text:p>299514997</text:p>
          </table:table-cell>
          <table:table-cell office:value-type="string">
            <text:p>https://www.meetup.com/grenoble-adventure-club-english-french/events/299514997</text:p>
          </table:table-cell>
          <table:table-cell office:value-type="string">
            <text:p>https://s.42l.fr/tYOE_fwF</text:p>
          </table:table-cell>
          <table:table-cell office:value-type="string">
            <text:p>https://brouter.de/brouter-web/#map=14/45.4936/6.1871/OpenTopoMap&amp;lonlats=6.171457,45.479599;6.171591,45.482447;6.182792,45.492751;6.200709,45.503009;6.198611,45.499848;6.218986,45.504214;6.207191,45.493684;6.19895,45.493895;6.17318,45.477134;6.171565,45.47959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2-🥾🟢-Hike-Easy-loop-around-La-Table-🪑🏡🌞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09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657">
            <text:p>657</text:p>
          </table:table-cell>
          <table:table-cell office:value-type="float" office:value="964">
            <text:p>964</text:p>
          </table:table-cell>
          <table:table-cell office:value-type="float" office:value="6">
            <text:p>6</text:p>
          </table:table-cell>
          <table:table-cell office:value-type="string">
            <text:p>🥾🔵 Hike: Revel 🏡 Round Tower and Mongiron Peak 🏰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670915">
            <text:p>299670915</text:p>
          </table:table-cell>
          <table:table-cell office:value-type="string">
            <text:p>https://www.meetup.com/grenoble-adventure-club-english-french/events/299670915</text:p>
          </table:table-cell>
          <table:table-cell office:value-type="string">
            <text:p>https://s.42l.fr/gSKPnOOY</text:p>
          </table:table-cell>
          <table:table-cell office:value-type="string">
            <text:p>https://brouter.de/brouter-web/#map=14/45.1953/5.8693/OpenTopoMap&amp;lonlats=5.867131,45.184986;5.868099,45.185478;5.870363,45.18533;5.87142,45.18727;5.85817,45.190067;5.844963,45.200334;5.866356,45.207566;5.876892,45.204636;5.87923,45.202723;5.867064,45.20007;5.878909,45.197084;5.885485,45.196831;5.889026,45.190366;5.886075,45.189628;5.882288,45.184842;5.876462,45.183001;5.871313,45.18364;5.86785,45.184642;5.867254,45.1848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9-🥾🔵-Hike-Revel-🏡-Round-Tower-and-Mongiron-Peak-🏰🗻.html</text:p>
          </table:table-cell>
          <table:table-cell/>
        </table:table-row>
        <table:table-row>
          <table:table-cell office:value-type="string">
            <text:p>2024-03-16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float" office:value="1000">
            <text:p>1000</text:p>
          </table:table-cell>
          <table:table-cell office:value-type="float" office:value="2214">
            <text:p>2214</text:p>
          </table:table-cell>
          <table:table-cell office:value-type="float" office:value="9">
            <text:p>9</text:p>
          </table:table-cell>
          <table:table-cell office:value-type="string">
            <text:p>🥾🔴 Hike: Le Piquet de Nantes 2214m with snow on top? ⛄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814361">
            <text:p>299814361</text:p>
          </table:table-cell>
          <table:table-cell office:value-type="string">
            <text:p>https://www.meetup.com/grenoble-adventure-club-english-french/events/299814361</text:p>
          </table:table-cell>
          <table:table-cell office:value-type="string">
            <text:p>https://s.42l.fr/5syFvTUI</text:p>
          </table:table-cell>
          <table:table-cell office:value-type="string">
            <text:p>https://brouter.de/brouter-web/#map=14/44.9470/5.8442/OpenTopoMap&amp;lonlats=5.847693,44.929576;5.846572,44.929929;5.845145,44.948543;5.847253,44.952514;5.844984,44.957238;5.844061,44.961731;5.840306,44.953395;5.840435,44.941655;5.847731,44.92960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16-🥾🔴-Hike-Le-Piquet-de-Nantes-2214m-with-snow-on-top?-⛄❄.html</text:p>
          </table:table-cell>
          <table:table-cell/>
        </table:table-row>
        <table:table-row>
          <table:table-cell office:value-type="string">
            <text:p>2024-03-23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680">
            <text:p>680</text:p>
          </table:table-cell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string">
            <text:p>Hike: back to the basics (Bastille, Mont Jalla, Mont Rachais) + games + fun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0014">
            <text:p>299950014</text:p>
          </table:table-cell>
          <table:table-cell office:value-type="string">
            <text:p>https://www.meetup.com/grenoble-adventure-club-english-french/events/299950014</text:p>
          </table:table-cell>
          <table:table-cell office:value-type="string">
            <text:p>https://shorturl.at/mopsw</text:p>
          </table:table-cell>
          <table:table-cell office:value-type="string">
            <text:p>https://graphhopper.com/maps/?point=45.193552,5.720191&amp;point=45.198726,5.724526&amp;point=45.200741,5.724916&amp;point=45.201272,5.724536&amp;point=45.203855,5.724226&amp;point=45.208292,5.727072&amp;point=45.20571,5.7281&amp;point=45.199957,5.725168&amp;point=45.197917,5.727329&amp;point=45.197923,5.728089&amp;point=45.197421,5.728368&amp;point=45.196905,5.728486&amp;point=45.197497,5.730549&amp;point=45.197875,5.731272&amp;profile=hike&amp;layer=Omnisca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3-Hike-back-to-the-basics-Bastille,-Mont-Jalla,-Mont-Rachais-games-fun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24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812">
            <text:p>81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Pic St-Michel 🌄 from Pré du Four 🌳🚙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1751">
            <text:p>299951751</text:p>
          </table:table-cell>
          <table:table-cell office:value-type="string">
            <text:p>https://www.meetup.com/grenoble-adventure-club-english-french/events/299951751</text:p>
          </table:table-cell>
          <table:table-cell office:value-type="string">
            <text:p>https://s.42l.fr/jxQybEbw</text:p>
          </table:table-cell>
          <table:table-cell office:value-type="string">
            <text:p>https://brouter.de/brouter-web/#map=15/45.0856/5.6270/OpenTopoMap&amp;lonlats=5.642381,45.088703;5.630879,45.087918;5.614657,45.078974;5.619419,45.090492;5.63015,45.082609;5.645943,45.087793;5.643153,45.08866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4-🥾🔵-Hike-Pic-St-Michel-🌄-from-Pre-du-Four-🌳🚙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0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550">
            <text:p>550</text:p>
          </table:table-cell>
          <table:table-cell office:value-type="float" office:value="811">
            <text:p>811</text:p>
          </table:table-cell>
          <table:table-cell office:value-type="float" office:value="6">
            <text:p>6</text:p>
          </table:table-cell>
          <table:table-cell office:value-type="string">
            <text:p>🥾🟢 Hike: Montmayeur towers rainy rendez-vous 🏰🌧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079128">
            <text:p>300079128</text:p>
          </table:table-cell>
          <table:table-cell office:value-type="string">
            <text:p>https://www.meetup.com/grenoble-adventure-club-english-french/events/300079128</text:p>
          </table:table-cell>
          <table:table-cell office:value-type="string">
            <text:p>https://s.42l.fr/qJorejLn</text:p>
          </table:table-cell>
          <table:table-cell office:value-type="string">
            <text:p>https://brouter.de/brouter-web/#map=13/45.4730/6.1007/OpenTopoMap&amp;lonlats=6.075447,45.458052;6.096567,45.478918;6.096707,45.479445;6.131723,45.498763;6.123106,45.489357;6.073203,45.4524;6.075245,45.45796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0-🥾🟢-Hike-Montmayeur-towers-rainy-rendez-vous-🏰🌧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1</text:p>
          </table:table-cell>
          <table:table-cell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float" office:value="1215">
            <text:p>1215</text:p>
          </table:table-cell>
          <table:table-cell office:value-type="float" office:value="1845">
            <text:p>1845</text:p>
          </table:table-cell>
          <table:table-cell office:value-type="float" office:value="13">
            <text:p>13</text:p>
          </table:table-cell>
          <table:table-cell office:value-type="string">
            <text:p>🥾🔴 Hike: Rochers 'de Lorzier 1838m' ⛰️ and 'de Chalves' 1845m 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101111">
            <text:p>300101111</text:p>
          </table:table-cell>
          <table:table-cell office:value-type="string">
            <text:p>https://www.meetup.com/grenoble-adventure-club-english-french/events/300101111</text:p>
          </table:table-cell>
          <table:table-cell office:value-type="string">
            <text:p>https://s.42l.fr/F1inOPMf</text:p>
          </table:table-cell>
          <table:table-cell office:value-type="string">
            <text:p>https://brouter.de/brouter-web/#map=13/45.2962/5.6947/OpenTopoMap&amp;lonlats=5.679134,45.273395;5.685176,45.283858;5.681365,45.286135;5.694524,45.299639;5.701737,45.315225;5.696146,45.313348;5.698068,45.298217;5.684704,45.282886;5.67905,45.273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1-🥾🔴-Hike-Rochers-de-Lorzier-1838m-⛰️-and-de-Chalves-1845m-🌄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07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1028">
            <text:p>1028</text:p>
          </table:table-cell>
          <table:table-cell office:value-type="float" office:value="1158">
            <text:p>1158</text:p>
          </table:table-cell>
          <table:table-cell office:value-type="float" office:value="25">
            <text:p>25</text:p>
          </table:table-cell>
          <table:table-cell office:value-type="string">
            <text:p>🥾🔴 Hike: ⚔️ Conquering Vercors through the 'Gorges du Nan' passage 🏞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210117">
            <text:p>300210117</text:p>
          </table:table-cell>
          <table:table-cell office:value-type="string">
            <text:p>https://www.meetup.com/grenoble-adventure-club-english-french/events/300210117</text:p>
          </table:table-cell>
          <table:table-cell office:value-type="string">
            <text:p>https://s.42l.fr/koZkE5Lh</text:p>
          </table:table-cell>
          <table:table-cell office:value-type="string">
            <text:p>https://brouter.de/brouter-web/#map=14/45.1559/5.4279/OpenTopoMap&amp;lonlats=5.41244,45.170564;5.411998,45.170068;5.430207,45.162432;5.436111,45.146293;5.438941,45.147975;5.438495,45.140261;5.417853,45.14422;5.408878,45.158208;5.41369,45.168763;5.412762,45.1707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07-🥾🔴-Hike-⚔️-Conquering-Vercors-through-the-Gorges-du-Nan-passage-🏞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13</text:p>
          </table:table-cell>
          <table:table-cell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float" office:value="1047">
            <text:p>1047</text:p>
          </table:table-cell>
          <table:table-cell office:value-type="float" office:value="1545">
            <text:p>1545</text:p>
          </table:table-cell>
          <table:table-cell office:value-type="float" office:value="11">
            <text:p>11</text:p>
          </table:table-cell>
          <table:table-cell office:value-type="string">
            <text:p>🧗🔴 Via ferrata: 'Jules Carret' 🥵 + 🚿 in refreshing waterfall? 🧊</text:p>
          </table:table-cell>
          <table:table-cell office:value-type="string">
            <text:p>Via</text:p>
          </table:table-cell>
          <table:table-cell office:value-type="float" office:value="0">
            <text:p>0</text:p>
          </table:table-cell>
          <table:table-cell office:value-type="float" office:value="300358885">
            <text:p>300358885</text:p>
          </table:table-cell>
          <table:table-cell office:value-type="string">
            <text:p>https://www.meetup.com/grenoble-adventure-club-english-french/events/300358885</text:p>
          </table:table-cell>
          <table:table-cell office:value-type="string">
            <text:p>https://s.42l.fr/y9tYtabo</text:p>
          </table:table-cell>
          <table:table-cell office:value-type="string">
            <text:p>https://brouter.de/brouter-web/#map=15/45.6056/5.9681/OpenTopoMap&amp;lonlats=5.975071,45.59906;5.975618,45.602674;5.978751,45.608694;5.978472,45.610495;5.978944,45.611171;5.966456,45.613628;5.965984,45.613253;5.962824,45.610215;5.976261,45.608184;5.973249,45.605981;5.968967,45.597615;5.97491,45.59898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13-🧗🔴-Via-ferrata-Jules-Carret-🥵-🚿-in-refreshing-waterfall?-🧊.html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